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32100000439A99B8A24F97AE949.png" manifest:media-type="image/png"/>
  <manifest:file-entry manifest:full-path="Pictures/100000000000032000000258E5142745359D1DA1.png" manifest:media-type="image/png"/>
  <manifest:file-entry manifest:full-path="Pictures/100000000000050F000003A724B4B74CF681E759.png" manifest:media-type="image/png"/>
  <manifest:file-entry manifest:full-path="Pictures/100000000000032000000258D7D3FC7E2C20E6BB.png" manifest:media-type="image/png"/>
  <manifest:file-entry manifest:full-path="Pictures/100000000000032000000258CBA1B7195135AACD.png" manifest:media-type="image/png"/>
  <manifest:file-entry manifest:full-path="Pictures/100000000000032000000258BA88030EE966DF9F.png" manifest:media-type="image/png"/>
  <manifest:file-entry manifest:full-path="Pictures/1000000000000320000002589ACC5481FB742298.png" manifest:media-type="image/png"/>
  <manifest:file-entry manifest:full-path="Pictures/1000000000000500000002D0033DE481264C6776.png" manifest:media-type="image/png"/>
  <manifest:file-entry manifest:full-path="Pictures/100000010000049C000000C320A44BE99F4ACE9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Default-title">
      <style:graphic-properties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065cm" svg:height="14.471cm" svg:x="8.255cm" svg:y="0.635cm">
          <draw:image xlink:href="Pictures/100000010000032100000439A99B8A24F97AE9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12.273cm" svg:height="9.203cm" svg:x="8.89cm" svg:y="4.132cm">
          <draw:image xlink:href="Pictures/100000000000032000000258D7D3FC7E2C20E6B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12.485cm" svg:height="9.362cm" svg:x="7.62cm" svg:y="3.685cm">
          <draw:image xlink:href="Pictures/100000000000032000000258E5142745359D1DA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14.066cm" svg:height="10.154cm" svg:x="7.62cm" svg:y="3.257cm">
          <draw:image xlink:href="Pictures/100000000000050F000003A724B4B74CF681E75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12.691cm" svg:height="9.517cm" svg:x="7.629cm" svg:y="3.818cm">
          <draw:image xlink:href="Pictures/100000000000032000000258CBA1B7195135AAC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11.638cm" svg:height="8.727cm" svg:x="8.047cm" svg:y="4.092cm">
          <draw:image xlink:href="Pictures/100000000000032000000258BA88030EE966DF9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11.423cm" svg:height="9.617cm" svg:x="7.62cm" svg:y="4.353cm">
          <draw:image xlink:href="Pictures/1000000000000320000002589ACC5481FB7422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13.539cm" svg:height="7.612cm" svg:x="6.781cm" svg:y="4.453cm">
          <draw:image xlink:href="Pictures/1000000000000500000002D0033DE481264C677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16.505cm" svg:height="3.771cm" svg:x="5.715cm" svg:y="6.35cm">
          <draw:image xlink:href="Pictures/100000010000049C000000C320A44BE99F4ACE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10T21:54:33.547677985</meta:creation-date>
    <dc:date>2024-06-11T13:21:09.919000000</dc:date>
    <meta:editing-duration>PT6M30S</meta:editing-duration>
    <meta:editing-cycles>2</meta:editing-cycles>
    <meta:generator>LibreOffice/7.6.2.1$Windows_X86_64 LibreOffice_project/56f7684011345957bbf33a7ee678afaf4d2ba333</meta:generator>
    <meta:document-statistic meta:object-count="64"/>
  </office:meta>
</office:document-meta>
</file>